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font-name="Linux Libertine" fo:letter-spacing="normal" fo:language="pl" fo:country="P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firstHeading"/><text:span text:style-name="T1">Jimmu</text:span></text:h>
      <text:p text:style-name="P1">Wielki wojownik i zdobywca wielu ziem. Praprapra Wnuk bogini Slonca Amaterasu. To ona stworzyla dla niego magiczny miecz HingTai <text:s/>- ktory jest potezna umiejetnoscia wzmacniajaca jego atak, a do swojego poslugi ma kruka o 3 nogach.</text:p>
      <text:p text:style-name="P1"/>
      <text:list xml:id="list6463589441707540957" text:style-name="L1">
        <text:list-item>
          <text:p text:style-name="P3">Skill wzamcjniacy ataki magiczne, ale nie fizyczne</text:p>
        </text:list-item>
        <text:list-item>
          <text:p text:style-name="P3">Skilli opierajace sie na animacjach 3 nogiego kruka, ktore to beda jego glownymi skillami. Ciete szpony <text:s/>i przeszywajacy dziub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43S</meta:editing-duration>
    <meta:editing-cycles>4</meta:editing-cycles>
    <meta:generator>OpenOffice/4.1.5$Win32 OpenOffice.org_project/415m1$Build-9789</meta:generator>
    <dc:date>2018-03-18T16:23:00.53</dc:date>
    <dc:creator>Krystian Kwiatkowski</dc:creator>
    <meta:document-statistic meta:table-count="0" meta:image-count="0" meta:object-count="0" meta:page-count="1" meta:paragraph-count="4" meta:word-count="65" meta:character-count="416"/>
    <meta:user-defined meta:name="Info 1"/>
    <meta:user-defined meta:name="Info 2"/>
    <meta:user-defined meta:name="Info 3"/>
    <meta:user-defined meta:name="Info 4"/>
  </office:meta>
</office:document-meta>
</file>